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603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3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>
            <text:p>19 Anabol Testo - 180 caps </text:p>
          </table:table-cell>
          <table:table-cell office:value-type="string">
            <text:p>£33.43</text:p>
          </table:table-cell>
        </table:table-row>
        <table:table-row table:style-name="ro1">
          <table:table-cell office:value-type="string">
            <text:p>A-HD, Blue Raspberry - 112 gra... </text:p>
          </table:table-cell>
          <table:table-cell office:value-type="string">
            <text:p>£22.95</text:p>
          </table:table-cell>
        </table:table-row>
        <table:table-row table:style-name="ro1">
          <table:table-cell office:value-type="string">
            <text:p>A-HD, Fruit Punch - 112 grams </text:p>
          </table:table-cell>
          <table:table-cell office:value-type="string">
            <text:p>£22.95</text:p>
          </table:table-cell>
        </table:table-row>
        <table:table-row table:style-name="ro1">
          <table:table-cell office:value-type="string">
            <text:p>A-HD, Watermelon - 112 grams </text:p>
          </table:table-cell>
          <table:table-cell office:value-type="string">
            <text:p>£22.95</text:p>
          </table:table-cell>
        </table:table-row>
        <table:table-row table:style-name="ro1">
          <table:table-cell office:value-type="string">
            <text:p>Alpha Male - 74 tablets </text:p>
          </table:table-cell>
          <table:table-cell office:value-type="string">
            <text:p>£47.88</text:p>
          </table:table-cell>
        </table:table-row>
        <table:table-row table:style-name="ro1">
          <table:table-cell office:value-type="string">
            <text:p>AlphaTest - 100 caps </text:p>
          </table:table-cell>
          <table:table-cell office:value-type="string">
            <text:p>£45.37</text:p>
          </table:table-cell>
        </table:table-row>
        <table:table-row table:style-name="ro1">
          <table:table-cell office:value-type="string">
            <text:p>Anabolic Freak - 96 caps </text:p>
          </table:table-cell>
          <table:table-cell office:value-type="string">
            <text:p>£38.44</text:p>
          </table:table-cell>
        </table:table-row>
        <table:table-row table:style-name="ro1">
          <table:table-cell office:value-type="string">
            <text:p>Anabolic Halo Performance Seri... </text:p>
          </table:table-cell>
          <table:table-cell office:value-type="string">
            <text:p>£35.93</text:p>
          </table:table-cell>
        </table:table-row>
        <table:table-row table:style-name="ro1">
          <table:table-cell office:value-type="string">
            <text:p>Anabolic Halo Performance Seri... </text:p>
          </table:table-cell>
          <table:table-cell office:value-type="string">
            <text:p>£35.93</text:p>
          </table:table-cell>
        </table:table-row>
        <table:table-row table:style-name="ro1">
          <table:table-cell office:value-type="string">
            <text:p>Anabolic Test - 120 caps </text:p>
          </table:table-cell>
          <table:table-cell office:value-type="string">
            <text:p>£29.65</text:p>
          </table:table-cell>
        </table:table-row>
        <table:table-row table:style-name="ro1">
          <table:table-cell office:value-type="string">
            <text:p>Anatropin - 90 caps </text:p>
          </table:table-cell>
          <table:table-cell office:value-type="string">
            <text:p>£27.99</text:p>
          </table:table-cell>
        </table:table-row>
        <table:table-row table:style-name="ro1">
          <table:table-cell office:value-type="string">
            <text:p>Angelix - 60 caps </text:p>
          </table:table-cell>
          <table:table-cell office:value-type="string">
            <text:p>£21.85</text:p>
          </table:table-cell>
        </table:table-row>
        <table:table-row table:style-name="ro1">
          <table:table-cell office:value-type="string">
            <text:p>Animal Cuts - 42 packs </text:p>
          </table:table-cell>
          <table:table-cell office:value-type="string">
            <text:p>£32.79</text:p>
          </table:table-cell>
        </table:table-row>
        <table:table-row table:style-name="ro1">
          <table:table-cell office:value-type="string">
            <text:p>Animal Test - 21 packs </text:p>
          </table:table-cell>
          <table:table-cell office:value-type="string">
            <text:p>£58.95</text:p>
          </table:table-cell>
        </table:table-row>
        <table:table-row table:style-name="ro1">
          <table:table-cell office:value-type="string">
            <text:p>AnoTest, Blue Raspberry - 284 ... </text:p>
          </table:table-cell>
          <table:table-cell office:value-type="string">
            <text:p>£33.71</text:p>
          </table:table-cell>
        </table:table-row>
        <table:table-row table:style-name="ro1">
          <table:table-cell office:value-type="string">
            <text:p>AnoTest, Fruit Punch - 284 gra... </text:p>
          </table:table-cell>
          <table:table-cell office:value-type="string">
            <text:p>£33.71</text:p>
          </table:table-cell>
        </table:table-row>
        <table:table-row table:style-name="ro1">
          <table:table-cell office:value-type="string">
            <text:p>AP (Anabolic Pump) - 60 caps </text:p>
          </table:table-cell>
          <table:table-cell office:value-type="string">
            <text:p>£27.99</text:p>
          </table:table-cell>
        </table:table-row>
        <table:table-row table:style-name="ro1">
          <table:table-cell office:value-type="string">
            <text:p>Apple Cider Vinegar, 450mg - 1... </text:p>
          </table:table-cell>
          <table:table-cell office:value-type="string">
            <text:p>£9.41</text:p>
          </table:table-cell>
        </table:table-row>
        <table:table-row table:style-name="ro1">
          <table:table-cell office:value-type="string">
            <text:p>Arbuterol - 60 tablets </text:p>
          </table:table-cell>
          <table:table-cell office:value-type="string">
            <text:p>£12.65</text:p>
          </table:table-cell>
        </table:table-row>
        <table:table-row table:style-name="ro1">
          <table:table-cell office:value-type="string">
            <text:p>ArimaPro - 60 caps </text:p>
          </table:table-cell>
          <table:table-cell office:value-type="string">
            <text:p>£34.77</text:p>
          </table:table-cell>
        </table:table-row>
        <table:table-row table:style-name="ro1">
          <table:table-cell office:value-type="string">
            <text:p>Arom-X RDe, Chrome - 60 Tablet... </text:p>
          </table:table-cell>
          <table:table-cell office:value-type="string">
            <text:p>£29.83</text:p>
          </table:table-cell>
        </table:table-row>
        <table:table-row table:style-name="ro1">
          <table:table-cell office:value-type="string">
            <text:p>Battle Fuel XT - 160 caps </text:p>
          </table:table-cell>
          <table:table-cell office:value-type="string">
            <text:p>£28.99</text:p>
          </table:table-cell>
        </table:table-row>
        <table:table-row table:style-name="ro1">
          <table:table-cell office:value-type="string">
            <text:p>Betaine Anhydrous - 100 grams </text:p>
          </table:table-cell>
          <table:table-cell office:value-type="string">
            <text:p>£16.68</text:p>
          </table:table-cell>
        </table:table-row>
        <table:table-row table:style-name="ro1">
          <table:table-cell office:value-type="string">
            <text:p>Black Bombs, Black Cherry - 30... </text:p>
          </table:table-cell>
          <table:table-cell office:value-type="string">
            <text:p>£31.52</text:p>
          </table:table-cell>
        </table:table-row>
        <table:table-row table:style-name="ro2">
          <table:table-cell office:value-type="string">
            <text:p>Black Hole - 90 caps </text:p>
          </table:table-cell>
          <table:table-cell office:value-type="string">
            <text:p>£24.84</text:p>
          </table:table-cell>
        </table:table-row>
        <table:table-row table:style-name="ro1">
          <table:table-cell office:value-type="string">
            <text:p>Blue GrowtH - 150 caps </text:p>
          </table:table-cell>
          <table:table-cell office:value-type="string">
            <text:p>£33.82</text:p>
          </table:table-cell>
        </table:table-row>
        <table:table-row table:style-name="ro1">
          <table:table-cell office:value-type="string">
            <text:p>Blue Up, Stimulant Free - 60 c... </text:p>
          </table:table-cell>
          <table:table-cell office:value-type="string">
            <text:p>£19.99</text:p>
          </table:table-cell>
        </table:table-row>
        <table:table-row table:style-name="ro1">
          <table:table-cell office:value-type="string">
            <text:p>C.G.P., Fruit Punch - 400 gram... </text:p>
          </table:table-cell>
          <table:table-cell office:value-type="string">
            <text:p>£20.37</text:p>
          </table:table-cell>
        </table:table-row>
        <table:table-row table:style-name="ro1">
          <table:table-cell office:value-type="string">
            <text:p>C.G.P., Unflavored - 400 grams </text:p>
          </table:table-cell>
          <table:table-cell office:value-type="string">
            <text:p>£20.37</text:p>
          </table:table-cell>
        </table:table-row>
        <table:table-row table:style-name="ro1">
          <table:table-cell office:value-type="string">
            <text:p>Chromium Picolinate - 100 caps </text:p>
          </table:table-cell>
          <table:table-cell office:value-type="string">
            <text:p>£8.16</text:p>
          </table:table-cell>
        </table:table-row>
        <table:table-row table:style-name="ro1">
          <table:table-cell office:value-type="string">
            <text:p>Chromium Picolinate, 200mcg - ... </text:p>
          </table:table-cell>
          <table:table-cell office:value-type="string">
            <text:p>£8.63</text:p>
          </table:table-cell>
        </table:table-row>
        <table:table-row table:style-name="ro1">
          <table:table-cell office:value-type="string">
            <text:p>Chrysin 500 - 30 caps </text:p>
          </table:table-cell>
          <table:table-cell office:value-type="string">
            <text:p>£17.21</text:p>
          </table:table-cell>
        </table:table-row>
        <table:table-row table:style-name="ro1">
          <table:table-cell office:value-type="string">
            <text:p>Complete Diet Boost - 120 caps </text:p>
          </table:table-cell>
          <table:table-cell office:value-type="string">
            <text:p>£15.42</text:p>
          </table:table-cell>
        </table:table-row>
        <table:table-row table:style-name="ro1">
          <table:table-cell office:value-type="string">
            <text:p>Condense, Crisp Apple - 244 gr... </text:p>
          </table:table-cell>
          <table:table-cell office:value-type="string">
            <text:p>£29.99</text:p>
          </table:table-cell>
        </table:table-row>
        <table:table-row table:style-name="ro1">
          <table:table-cell office:value-type="string">
            <text:p>Condense, Melonberry Cooler - ... </text:p>
          </table:table-cell>
          <table:table-cell office:value-type="string">
            <text:p>£29.99</text:p>
          </table:table-cell>
        </table:table-row>
        <table:table-row table:style-name="ro1">
          <table:table-cell office:value-type="string">
            <text:p>CoQ10, with Hawthorn Berry Veg... </text:p>
          </table:table-cell>
          <table:table-cell office:value-type="string">
            <text:p>£32.59</text:p>
          </table:table-cell>
        </table:table-row>
        <table:table-row table:style-name="ro1">
          <table:table-cell office:value-type="string">
            <text:p>Coral Calcium Plus - 100 caps </text:p>
          </table:table-cell>
          <table:table-cell office:value-type="string">
            <text:p>£9.73</text:p>
          </table:table-cell>
        </table:table-row>
        <table:table-row table:style-name="ro1">
          <table:table-cell office:value-type="string">
            <text:p>Coral Calcium, 1000mg (Caps) -... </text:p>
          </table:table-cell>
          <table:table-cell office:value-type="string">
            <text:p>£9.62</text:p>
          </table:table-cell>
        </table:table-row>
        <table:table-row table:style-name="ro1">
          <table:table-cell office:value-type="string">
            <text:p>Coral Calcium, 3000mg (Powder)... </text:p>
          </table:table-cell>
          <table:table-cell office:value-type="string">
            <text:p>£9.99</text:p>
          </table:table-cell>
        </table:table-row>
        <table:table-row table:style-name="ro1">
          <table:table-cell office:value-type="string">
            <text:p>Creatine Micronized - 1000 gra... </text:p>
          </table:table-cell>
          <table:table-cell office:value-type="string">
            <text:p>£19.39</text:p>
          </table:table-cell>
        </table:table-row>
        <table:table-row table:style-name="ro1">
          <table:table-cell office:value-type="string">
            <text:p>Creatine Micronized - 300 gram... </text:p>
          </table:table-cell>
          <table:table-cell office:value-type="string">
            <text:p>£9.69</text:p>
          </table:table-cell>
        </table:table-row>
        <table:table-row table:style-name="ro1">
          <table:table-cell office:value-type="string">
            <text:p>Creatine Micronized - 500 gram... </text:p>
          </table:table-cell>
          <table:table-cell office:value-type="string">
            <text:p>£14.59</text:p>
          </table:table-cell>
        </table:table-row>
        <table:table-row table:style-name="ro1">
          <table:table-cell office:value-type="string">
            <text:p>D-Aspartic Acid, Unflavoured -... </text:p>
          </table:table-cell>
          <table:table-cell office:value-type="string">
            <text:p>£18.99</text:p>
          </table:table-cell>
        </table:table-row>
        <table:table-row table:style-name="ro1">
          <table:table-cell office:value-type="string">
            <text:p>DAA - D-Aspartic Acid - 100 gr... </text:p>
          </table:table-cell>
          <table:table-cell office:value-type="string">
            <text:p>£13.46</text:p>
          </table:table-cell>
        </table:table-row>
        <table:table-row table:style-name="ro1">
          <table:table-cell office:value-type="string">
            <text:p>DAA - D-Aspartic Acid - 300 gr... </text:p>
          </table:table-cell>
          <table:table-cell office:value-type="string">
            <text:p>£21.96</text:p>
          </table:table-cell>
        </table:table-row>
        <table:table-row table:style-name="ro2">
          <table:table-cell office:value-type="string">
            <text:p>DAA Ultra - 720 caps </text:p>
          </table:table-cell>
          <table:table-cell office:value-type="string">
            <text:p>£99.99</text:p>
          </table:table-cell>
        </table:table-row>
        <table:table-row table:style-name="ro1">
          <table:table-cell office:value-type="string">
            <text:p>Dexaprine XR - 60 caplets </text:p>
          </table:table-cell>
          <table:table-cell office:value-type="string">
            <text:p>£23.99</text:p>
          </table:table-cell>
        </table:table-row>
        <table:table-row table:style-name="ro1">
          <table:table-cell office:value-type="string">
            <text:p>Dextrose Pro, Orange - 1300 gr... </text:p>
          </table:table-cell>
          <table:table-cell office:value-type="string">
            <text:p>£12.99</text:p>
          </table:table-cell>
        </table:table-row>
        <table:table-row table:style-name="ro1">
          <table:table-cell office:value-type="string">
            <text:p>Dextrose Pro, Pineapple - 1300... </text:p>
          </table:table-cell>
          <table:table-cell office:value-type="string">
            <text:p>£12.99</text:p>
          </table:table-cell>
        </table:table-row>
        <table:table-row table:style-name="ro1">
          <table:table-cell office:value-type="string">
            <text:p>Diesel Test Hardcore - 200 tab... </text:p>
          </table:table-cell>
          <table:table-cell office:value-type="string">
            <text:p>£41.87</text:p>
          </table:table-cell>
        </table:table-row>
        <table:table-row table:style-name="ro1">
          <table:table-cell office:value-type="string">
            <text:p>Diet Fuel, Chocolate - 1000 gr... </text:p>
          </table:table-cell>
          <table:table-cell office:value-type="string">
            <text:p>£17.94</text:p>
          </table:table-cell>
        </table:table-row>
        <table:table-row table:style-name="ro1">
          <table:table-cell office:value-type="string">
            <text:p>Diet Fuel, Strawberry - 1000 g... </text:p>
          </table:table-cell>
          <table:table-cell office:value-type="string">
            <text:p>£17.94</text:p>
          </table:table-cell>
        </table:table-row>
        <table:table-row table:style-name="ro1">
          <table:table-cell office:value-type="string">
            <text:p>Diet Fuel, Vanilla - 1000 gram... </text:p>
          </table:table-cell>
          <table:table-cell office:value-type="string">
            <text:p>£17.94</text:p>
          </table:table-cell>
        </table:table-row>
        <table:table-row table:style-name="ro1">
          <table:table-cell office:value-type="string">
            <text:p>DOPA Mucuna - 90 caps </text:p>
          </table:table-cell>
          <table:table-cell office:value-type="string">
            <text:p>£13.22</text:p>
          </table:table-cell>
        </table:table-row>
        <table:table-row table:style-name="ro1">
          <table:table-cell office:value-type="string">
            <text:p>Dyma-Burn Xtreme - 120 caps </text:p>
          </table:table-cell>
          <table:table-cell office:value-type="string">
            <text:p>£23.96</text:p>
          </table:table-cell>
        </table:table-row>
        <table:table-row table:style-name="ro1">
          <table:table-cell office:value-type="string">
            <text:p>Dyma-Burn Xtreme - 180 caps </text:p>
          </table:table-cell>
          <table:table-cell office:value-type="string">
            <text:p>£26.97</text:p>
          </table:table-cell>
        </table:table-row>
        <table:table-row table:style-name="ro1">
          <table:table-cell office:value-type="string">
            <text:p>E-liminate, Green Apple - 234 ... </text:p>
          </table:table-cell>
          <table:table-cell office:value-type="string">
            <text:p>£32.44</text:p>
          </table:table-cell>
        </table:table-row>
        <table:table-row table:style-name="ro1">
          <table:table-cell office:value-type="string">
            <text:p>ElixAIR hGH - 120 caps </text:p>
          </table:table-cell>
          <table:table-cell office:value-type="string">
            <text:p>£26.27</text:p>
          </table:table-cell>
        </table:table-row>
        <table:table-row table:style-name="ro1">
          <table:table-cell office:value-type="string">
            <text:p>Endo-Stim - 100 caps </text:p>
          </table:table-cell>
          <table:table-cell office:value-type="string">
            <text:p>£36.99</text:p>
          </table:table-cell>
        </table:table-row>
        <table:table-row table:style-name="ro1">
          <table:table-cell office:value-type="string">
            <text:p>Energel, Lemon - 12 x 75 ml. </text:p>
          </table:table-cell>
          <table:table-cell office:value-type="string">
            <text:p>£17.71</text:p>
          </table:table-cell>
        </table:table-row>
        <table:table-row table:style-name="ro1">
          <table:table-cell office:value-type="string">
            <text:p>Energel, Strawberry Banana - 1... </text:p>
          </table:table-cell>
          <table:table-cell office:value-type="string">
            <text:p>£17.71</text:p>
          </table:table-cell>
        </table:table-row>
        <table:table-row table:style-name="ro1">
          <table:table-cell office:value-type="string">
            <text:p>ErgoTest - 180 caps </text:p>
          </table:table-cell>
          <table:table-cell office:value-type="string">
            <text:p>£38.43</text:p>
          </table:table-cell>
        </table:table-row>
        <table:table-row table:style-name="ro1">
          <table:table-cell office:value-type="string">
            <text:p>EvoTest Tablets - 90 tablets </text:p>
          </table:table-cell>
          <table:table-cell office:value-type="string">
            <text:p>£34.54</text:p>
          </table:table-cell>
        </table:table-row>
        <table:table-row table:style-name="ro1">
          <table:table-cell office:value-type="string">
            <text:p>Fiber DX, Natural - 600 grams </text:p>
          </table:table-cell>
          <table:table-cell office:value-type="string">
            <text:p>£20.95</text:p>
          </table:table-cell>
        </table:table-row>
        <table:table-row table:style-name="ro1">
          <table:table-cell office:value-type="string">
            <text:p>Finajet - 60 tablets </text:p>
          </table:table-cell>
          <table:table-cell office:value-type="string">
            <text:p>£32.87</text:p>
          </table:table-cell>
        </table:table-row>
        <table:table-row table:style-name="ro1">
          <table:table-cell office:value-type="string">
            <text:p>Fish Oil 800, Lemon - 60 softg... </text:p>
          </table:table-cell>
          <table:table-cell office:value-type="string">
            <text:p>£13.66</text:p>
          </table:table-cell>
        </table:table-row>
        <table:table-row table:style-name="ro1">
          <table:table-cell office:value-type="string">
            <text:p>Fortitude - 120 caps </text:p>
          </table:table-cell>
          <table:table-cell office:value-type="string">
            <text:p>£33.99</text:p>
          </table:table-cell>
        </table:table-row>
        <table:table-row table:style-name="ro1">
          <table:table-cell office:value-type="string">
            <text:p>G8, Lemon Freeze - 220 grams </text:p>
          </table:table-cell>
          <table:table-cell office:value-type="string">
            <text:p>£33.94</text:p>
          </table:table-cell>
        </table:table-row>
        <table:table-row table:style-name="ro1">
          <table:table-cell office:value-type="string">
            <text:p>Gamma-O V2 - 120 liquicaps </text:p>
          </table:table-cell>
          <table:table-cell office:value-type="string">
            <text:p>£49.76</text:p>
          </table:table-cell>
        </table:table-row>
        <table:table-row table:style-name="ro1">
          <table:table-cell office:value-type="string">
            <text:p>Gamma-O V2, Advanced Liquid Go... </text:p>
          </table:table-cell>
          <table:table-cell office:value-type="string">
            <text:p>£39.99</text:p>
          </table:table-cell>
        </table:table-row>
        <table:table-row table:style-name="ro2">
          <table:table-cell office:value-type="string">
            <text:p>GF-T21 - 63 caps </text:p>
          </table:table-cell>
          <table:table-cell office:value-type="string">
            <text:p>£35.87</text:p>
          </table:table-cell>
        </table:table-row>
        <table:table-row table:style-name="ro1">
          <table:table-cell office:value-type="string">
            <text:p>GH Max - 180 tablets </text:p>
          </table:table-cell>
          <table:table-cell office:value-type="string">
            <text:p>£20.64</text:p>
          </table:table-cell>
        </table:table-row>
        <table:table-row table:style-name="ro2">
          <table:table-cell office:value-type="string">
            <text:p>GH Turbo - 120 caps </text:p>
          </table:table-cell>
          <table:table-cell office:value-type="string">
            <text:p>£29.99</text:p>
          </table:table-cell>
        </table:table-row>
        <table:table-row table:style-name="ro1">
          <table:table-cell office:value-type="string">
            <text:p>GL3 L-Glutamine Micronized - 1... </text:p>
          </table:table-cell>
          <table:table-cell office:value-type="string">
            <text:p>£45.84</text:p>
          </table:table-cell>
        </table:table-row>
        <table:table-row table:style-name="ro1">
          <table:table-cell office:value-type="string">
            <text:p>GL3 L-Glutamine Micronized - 5... </text:p>
          </table:table-cell>
          <table:table-cell office:value-type="string">
            <text:p>£24.86</text:p>
          </table:table-cell>
        </table:table-row>
        <table:table-row table:style-name="ro1">
          <table:table-cell office:value-type="string">
            <text:p>GL3 L-Glutamine Micronized - 5... </text:p>
          </table:table-cell>
          <table:table-cell office:value-type="string">
            <text:p>£23.96</text:p>
          </table:table-cell>
        </table:table-row>
        <table:table-row table:style-name="ro1">
          <table:table-cell office:value-type="string">
            <text:p>Glucetyl - 120 caps </text:p>
          </table:table-cell>
          <table:table-cell office:value-type="string">
            <text:p>£14.84</text:p>
          </table:table-cell>
        </table:table-row>
        <table:table-row table:style-name="ro1">
          <table:table-cell office:value-type="string">
            <text:p>Gluta-Tren, Orange Creme - 329... </text:p>
          </table:table-cell>
          <table:table-cell office:value-type="string">
            <text:p>£25.84</text:p>
          </table:table-cell>
        </table:table-row>
        <table:table-row table:style-name="ro1">
          <table:table-cell office:value-type="string">
            <text:p>Gluta-Tren, Orange Creme - 81 ... </text:p>
          </table:table-cell>
          <table:table-cell office:value-type="string">
            <text:p>£6.95</text:p>
          </table:table-cell>
        </table:table-row>
        <table:table-row table:style-name="ro1">
          <table:table-cell office:value-type="string">
            <text:p>Gluta-Tren, Wildberry - 326 gr... </text:p>
          </table:table-cell>
          <table:table-cell office:value-type="string">
            <text:p>£25.84</text:p>
          </table:table-cell>
        </table:table-row>
        <table:table-row table:style-name="ro1">
          <table:table-cell office:value-type="string">
            <text:p>Gluta-Tren, Wildberry - 81 gra... </text:p>
          </table:table-cell>
          <table:table-cell office:value-type="string">
            <text:p>£6.95</text:p>
          </table:table-cell>
        </table:table-row>
        <table:table-row table:style-name="ro1">
          <table:table-cell office:value-type="string">
            <text:p>GlutaForm, 100% L-Glutamine - ... </text:p>
          </table:table-cell>
          <table:table-cell office:value-type="string">
            <text:p>£40.56</text:p>
          </table:table-cell>
        </table:table-row>
        <table:table-row table:style-name="ro1">
          <table:table-cell office:value-type="string">
            <text:p>GlutaGen, Orange - 225 grams </text:p>
          </table:table-cell>
          <table:table-cell office:value-type="string">
            <text:p>£27.16</text:p>
          </table:table-cell>
        </table:table-row>
        <table:table-row table:style-name="ro1">
          <table:table-cell office:value-type="string">
            <text:p>GlutaLean Recovery, 100% Pure ... </text:p>
          </table:table-cell>
          <table:table-cell office:value-type="string">
            <text:p>£26.97</text:p>
          </table:table-cell>
        </table:table-row>
        <table:table-row table:style-name="ro1">
          <table:table-cell office:value-type="string">
            <text:p>Glutamine - 300 grams </text:p>
          </table:table-cell>
          <table:table-cell office:value-type="string">
            <text:p>£12.99</text:p>
          </table:table-cell>
        </table:table-row>
        <table:table-row table:style-name="ro1">
          <table:table-cell office:value-type="string">
            <text:p>Glutamine 1400 - 120 mega caps </text:p>
          </table:table-cell>
          <table:table-cell office:value-type="string">
            <text:p>£15.19</text:p>
          </table:table-cell>
        </table:table-row>
        <table:table-row table:style-name="ro1">
          <table:table-cell office:value-type="string">
            <text:p>Glutamine 1400 - 300 mega caps </text:p>
          </table:table-cell>
          <table:table-cell office:value-type="string">
            <text:p>£30.92</text:p>
          </table:table-cell>
        </table:table-row>
        <table:table-row table:style-name="ro1">
          <table:table-cell office:value-type="string">
            <text:p>Glutamine Infusion, Extreme Gr... </text:p>
          </table:table-cell>
          <table:table-cell office:value-type="string">
            <text:p>£23.94</text:p>
          </table:table-cell>
        </table:table-row>
        <table:table-row table:style-name="ro1">
          <table:table-cell office:value-type="string">
            <text:p>Glutamine Micronized - 1000 gr... </text:p>
          </table:table-cell>
          <table:table-cell office:value-type="string">
            <text:p>£46.51</text:p>
          </table:table-cell>
        </table:table-row>
        <table:table-row table:style-name="ro1">
          <table:table-cell office:value-type="string">
            <text:p>Glutamine Micronized - 300 gra... </text:p>
          </table:table-cell>
          <table:table-cell office:value-type="string">
            <text:p>£21.53</text:p>
          </table:table-cell>
        </table:table-row>
        <table:table-row table:style-name="ro1">
          <table:table-cell office:value-type="string">
            <text:p>Glutamine Micronized - 500 gra... </text:p>
          </table:table-cell>
          <table:table-cell office:value-type="string">
            <text:p>£27.87</text:p>
          </table:table-cell>
        </table:table-row>
        <table:table-row table:style-name="ro1">
          <table:table-cell office:value-type="string">
            <text:p>Glutamine Xplode, Lemon - 500 ... </text:p>
          </table:table-cell>
          <table:table-cell office:value-type="string">
            <text:p>£23.95</text:p>
          </table:table-cell>
        </table:table-row>
        <table:table-row table:style-name="ro1">
          <table:table-cell office:value-type="string">
            <text:p>Glutamine Xplode, Orange - 500... </text:p>
          </table:table-cell>
          <table:table-cell office:value-type="string">
            <text:p>£23.95</text:p>
          </table:table-cell>
        </table:table-row>
        <table:table-row table:style-name="ro1">
          <table:table-cell office:value-type="string">
            <text:p>Glutamine Xplode, Pineapple - ... </text:p>
          </table:table-cell>
          <table:table-cell office:value-type="string">
            <text:p>£23.95</text:p>
          </table:table-cell>
        </table:table-row>
        <table:table-row table:style-name="ro1">
          <table:table-cell office:value-type="string">
            <text:p>GlutaZorb - 120 caps </text:p>
          </table:table-cell>
          <table:table-cell office:value-type="string">
            <text:p>£20.85</text:p>
          </table:table-cell>
        </table:table-row>
        <table:table-row table:style-name="ro1">
          <table:table-cell office:value-type="string">
            <text:p>Halotropin - 90 caps </text:p>
          </table:table-cell>
          <table:table-cell office:value-type="string">
            <text:p>£32.97</text:p>
          </table:table-cell>
        </table:table-row>
        <table:table-row table:style-name="ro1">
          <table:table-cell office:value-type="string">
            <text:p>Hardcore Test - 80 caps </text:p>
          </table:table-cell>
          <table:table-cell office:value-type="string">
            <text:p>£33.51</text:p>
          </table:table-cell>
        </table:table-row>
        <table:table-row table:style-name="ro1">
          <table:table-cell office:value-type="string">
            <text:p>HemoTest 2XC - 60 caps </text:p>
          </table:table-cell>
          <table:table-cell office:value-type="string">
            <text:p>£36.93</text:p>
          </table:table-cell>
        </table:table-row>
        <table:table-row table:style-name="ro1">
          <table:table-cell office:value-type="string">
            <text:p>HemoTropin 2XC - 60 caps </text:p>
          </table:table-cell>
          <table:table-cell office:value-type="string">
            <text:p>£49.37</text:p>
          </table:table-cell>
        </table:table-row>
        <table:table-row table:style-name="ro1">
          <table:table-cell office:value-type="string">
            <text:p>HGH-Up - 150 caps </text:p>
          </table:table-cell>
          <table:table-cell office:value-type="string">
            <text:p>£35.34</text:p>
          </table:table-cell>
        </table:table-row>
        <table:table-row table:style-name="ro2">
          <table:table-cell office:value-type="string">
            <text:p>HMB - 180 caps </text:p>
          </table:table-cell>
          <table:table-cell office:value-type="string">
            <text:p>£27.27</text:p>
          </table:table-cell>
        </table:table-row>
        <table:table-row table:style-name="ro2">
          <table:table-cell office:value-type="string">
            <text:p>HMB - 90 caps </text:p>
          </table:table-cell>
          <table:table-cell office:value-type="string">
            <text:p>£15.12</text:p>
          </table:table-cell>
        </table:table-row>
        <table:table-row table:style-name="ro2">
          <table:table-cell office:value-type="string">
            <text:p>HMB 1000, Monster Caps - 120 c... </text:p>
          </table:table-cell>
          <table:table-cell office:value-type="string">
            <text:p>£14.78</text:p>
          </table:table-cell>
        </table:table-row>
        <table:table-row table:style-name="ro1">
          <table:table-cell office:value-type="string">
            <text:p>Humano Growth - 120 caps </text:p>
          </table:table-cell>
          <table:table-cell office:value-type="string">
            <text:p>£29.54</text:p>
          </table:table-cell>
        </table:table-row>
        <table:table-row table:style-name="ro1">
          <table:table-cell office:value-type="string">
            <text:p>HyperTest - 120 caps </text:p>
          </table:table-cell>
          <table:table-cell office:value-type="string">
            <text:p>£35.12</text:p>
          </table:table-cell>
        </table:table-row>
        <table:table-row table:style-name="ro1">
          <table:table-cell office:value-type="string">
            <text:p>I-Load - 60 caps </text:p>
          </table:table-cell>
          <table:table-cell office:value-type="string">
            <text:p>£29.79</text:p>
          </table:table-cell>
        </table:table-row>
        <table:table-row table:style-name="ro1">
          <table:table-cell office:value-type="string">
            <text:p>i-Rush 475 - 60 caps </text:p>
          </table:table-cell>
          <table:table-cell office:value-type="string">
            <text:p>£21.47</text:p>
          </table:table-cell>
        </table:table-row>
        <table:table-row table:style-name="ro1">
          <table:table-cell office:value-type="string">
            <text:p>Ignite - 60 caps </text:p>
          </table:table-cell>
          <table:table-cell office:value-type="string">
            <text:p>£33.97</text:p>
          </table:table-cell>
        </table:table-row>
        <table:table-row table:style-name="ro1">
          <table:table-cell office:value-type="string">
            <text:p>Ignite 2, Berry Blast - 315 gr... </text:p>
          </table:table-cell>
          <table:table-cell office:value-type="string">
            <text:p>£29.65</text:p>
          </table:table-cell>
        </table:table-row>
        <table:table-row table:style-name="ro1">
          <table:table-cell office:value-type="string">
            <text:p>Ignite 2, Wild Watermelon - 31... </text:p>
          </table:table-cell>
          <table:table-cell office:value-type="string">
            <text:p>£29.65</text:p>
          </table:table-cell>
        </table:table-row>
        <table:table-row table:style-name="ro1">
          <table:table-cell office:value-type="string">
            <text:p>Ignix - 100 caps </text:p>
          </table:table-cell>
          <table:table-cell office:value-type="string">
            <text:p>£14.64</text:p>
          </table:table-cell>
        </table:table-row>
        <table:table-row table:style-name="ro1">
          <table:table-cell office:value-type="string">
            <text:p>Insu-Stim - 100 caps </text:p>
          </table:table-cell>
          <table:table-cell office:value-type="string">
            <text:p>£38.97</text:p>
          </table:table-cell>
        </table:table-row>
        <table:table-row table:style-name="ro1">
          <table:table-cell office:value-type="string">
            <text:p>Intimidate SRT - 30 caps </text:p>
          </table:table-cell>
          <table:table-cell office:value-type="string">
            <text:p>£29.47</text:p>
          </table:table-cell>
        </table:table-row>
        <table:table-row table:style-name="ro1">
          <table:table-cell office:value-type="string">
            <text:p>Joint Support, Cream - 113 gra... </text:p>
          </table:table-cell>
          <table:table-cell office:value-type="string">
            <text:p>£11.83</text:p>
          </table:table-cell>
        </table:table-row>
        <table:table-row table:style-name="ro1">
          <table:table-cell office:value-type="string">
            <text:p>King Mass XL, Dark Chocolate -... </text:p>
          </table:table-cell>
          <table:table-cell office:value-type="string">
            <text:p>£57.45</text:p>
          </table:table-cell>
        </table:table-row>
        <table:table-row table:style-name="ro1">
          <table:table-cell office:value-type="string">
            <text:p>King Mass XL, Strawberry Milks... </text:p>
          </table:table-cell>
          <table:table-cell office:value-type="string">
            <text:p>£57.45</text:p>
          </table:table-cell>
        </table:table-row>
        <table:table-row table:style-name="ro1">
          <table:table-cell office:value-type="string">
            <text:p>King Mass XL, Vanilla Ice Crea... </text:p>
          </table:table-cell>
          <table:table-cell office:value-type="string">
            <text:p>£57.45</text:p>
          </table:table-cell>
        </table:table-row>
        <table:table-row table:style-name="ro1">
          <table:table-cell office:value-type="string">
            <text:p>Kre-Alkalyn Powder - 200 grams </text:p>
          </table:table-cell>
          <table:table-cell office:value-type="string">
            <text:p>£29.99</text:p>
          </table:table-cell>
        </table:table-row>
        <table:table-row table:style-name="ro1">
          <table:table-cell office:value-type="string">
            <text:p>L-Citrulline, Powder - 113 gra... </text:p>
          </table:table-cell>
          <table:table-cell office:value-type="string">
            <text:p>£20.53</text:p>
          </table:table-cell>
        </table:table-row>
        <table:table-row table:style-name="ro1">
          <table:table-cell office:value-type="string">
            <text:p>L-Glutamine - 300 grams </text:p>
          </table:table-cell>
          <table:table-cell office:value-type="string">
            <text:p>£19.36</text:p>
          </table:table-cell>
        </table:table-row>
        <table:table-row table:style-name="ro1">
          <table:table-cell office:value-type="string">
            <text:p>L-Glutamine - 600 grams </text:p>
          </table:table-cell>
          <table:table-cell office:value-type="string">
            <text:p>£30.87</text:p>
          </table:table-cell>
        </table:table-row>
        <table:table-row table:style-name="ro1">
          <table:table-cell office:value-type="string">
            <text:p>L-Glutamine Extreme - 400 gram... </text:p>
          </table:table-cell>
          <table:table-cell office:value-type="string">
            <text:p>£34.99</text:p>
          </table:table-cell>
        </table:table-row>
        <table:table-row table:style-name="ro1">
          <table:table-cell office:value-type="string">
            <text:p>L-Glutamine Micronized T6 - 30... </text:p>
          </table:table-cell>
          <table:table-cell office:value-type="string">
            <text:p>£18.49</text:p>
          </table:table-cell>
        </table:table-row>
        <table:table-row table:style-name="ro1">
          <table:table-cell office:value-type="string">
            <text:p>L-Glutamine Powder - 250 grams </text:p>
          </table:table-cell>
          <table:table-cell office:value-type="string">
            <text:p>£12.93</text:p>
          </table:table-cell>
        </table:table-row>
        <table:table-row table:style-name="ro1">
          <table:table-cell office:value-type="string">
            <text:p>L-Glutamine Powder - 300 grams </text:p>
          </table:table-cell>
          <table:table-cell office:value-type="string">
            <text:p>£14.84</text:p>
          </table:table-cell>
        </table:table-row>
        <table:table-row table:style-name="ro1">
          <table:table-cell office:value-type="string">
            <text:p>L-Glutamine with MSM - 554 gra... </text:p>
          </table:table-cell>
          <table:table-cell office:value-type="string">
            <text:p>£32.84</text:p>
          </table:table-cell>
        </table:table-row>
        <table:table-row table:style-name="ro1">
          <table:table-cell office:value-type="string">
            <text:p>L-Glutamine Xtreme 1400 - 100 ... </text:p>
          </table:table-cell>
          <table:table-cell office:value-type="string">
            <text:p>£14.99</text:p>
          </table:table-cell>
        </table:table-row>
        <table:table-row table:style-name="ro1">
          <table:table-cell office:value-type="string">
            <text:p>L-Glutamine Xtreme 1400 - 200 ... </text:p>
          </table:table-cell>
          <table:table-cell office:value-type="string">
            <text:p>£27.99</text:p>
          </table:table-cell>
        </table:table-row>
        <table:table-row table:style-name="ro1">
          <table:table-cell office:value-type="string">
            <text:p>L-Glutamine Xtreme 1400 - 400 ... </text:p>
          </table:table-cell>
          <table:table-cell office:value-type="string">
            <text:p>£44.99</text:p>
          </table:table-cell>
        </table:table-row>
        <table:table-row table:style-name="ro1">
          <table:table-cell office:value-type="string">
            <text:p>L-Glutamine Xtreme Powder - 20... </text:p>
          </table:table-cell>
          <table:table-cell office:value-type="string">
            <text:p>£19.99</text:p>
          </table:table-cell>
        </table:table-row>
        <table:table-row table:style-name="ro1">
          <table:table-cell office:value-type="string">
            <text:p>L-Glutamine, 1000mg - 100 caps </text:p>
          </table:table-cell>
          <table:table-cell office:value-type="string">
            <text:p>£11.25</text:p>
          </table:table-cell>
        </table:table-row>
        <table:table-row table:style-name="ro1">
          <table:table-cell office:value-type="string">
            <text:p>L-Glutamine, 1000mg - 200 caps </text:p>
          </table:table-cell>
          <table:table-cell office:value-type="string">
            <text:p>£16.23</text:p>
          </table:table-cell>
        </table:table-row>
        <table:table-row table:style-name="ro1">
          <table:table-cell office:value-type="string">
            <text:p>L-Glutamine, 1000mg (Caps) - 1... </text:p>
          </table:table-cell>
          <table:table-cell office:value-type="string">
            <text:p>£14.83</text:p>
          </table:table-cell>
        </table:table-row>
        <table:table-row table:style-name="ro1">
          <table:table-cell office:value-type="string">
            <text:p>L-Glutamine, 5000mg (Powder) -... </text:p>
          </table:table-cell>
          <table:table-cell office:value-type="string">
            <text:p>£23.92</text:p>
          </table:table-cell>
        </table:table-row>
        <table:table-row table:style-name="ro1">
          <table:table-cell office:value-type="string">
            <text:p>L-Glutamine, 500mg - 200 table... </text:p>
          </table:table-cell>
          <table:table-cell office:value-type="string">
            <text:p>£10.99</text:p>
          </table:table-cell>
        </table:table-row>
        <table:table-row table:style-name="ro1">
          <table:table-cell office:value-type="string">
            <text:p>L-Glutamine, Powder - 1000 gra... </text:p>
          </table:table-cell>
          <table:table-cell office:value-type="string">
            <text:p>£35.85</text:p>
          </table:table-cell>
        </table:table-row>
        <table:table-row table:style-name="ro1">
          <table:table-cell office:value-type="string">
            <text:p>L-Glutamine, Powder - 400 gram... </text:p>
          </table:table-cell>
          <table:table-cell office:value-type="string">
            <text:p>£20.97</text:p>
          </table:table-cell>
        </table:table-row>
        <table:table-row table:style-name="ro1">
          <table:table-cell office:value-type="string">
            <text:p>LG5 Pro, Raspberry Rage - 473 ... </text:p>
          </table:table-cell>
          <table:table-cell office:value-type="string">
            <text:p>£23.56</text:p>
          </table:table-cell>
        </table:table-row>
        <table:table-row table:style-name="ro1">
          <table:table-cell office:value-type="string">
            <text:p>Lipidex - 180 softgels </text:p>
          </table:table-cell>
          <table:table-cell office:value-type="string">
            <text:p>£28.96</text:p>
          </table:table-cell>
        </table:table-row>
        <table:table-row table:style-name="ro1">
          <table:table-cell office:value-type="string">
            <text:p>Lipo Burn - 120 caps </text:p>
          </table:table-cell>
          <table:table-cell office:value-type="string">
            <text:p>£23.52</text:p>
          </table:table-cell>
        </table:table-row>
        <table:table-row table:style-name="ro1">
          <table:table-cell office:value-type="string">
            <text:p>Lipo X Pack - 15 sachets </text:p>
          </table:table-cell>
          <table:table-cell office:value-type="string">
            <text:p>£24.99</text:p>
          </table:table-cell>
        </table:table-row>
        <table:table-row table:style-name="ro1">
          <table:table-cell office:value-type="string">
            <text:p>Lipo X Pack - 30 sachets </text:p>
          </table:table-cell>
          <table:table-cell office:value-type="string">
            <text:p>£39.99</text:p>
          </table:table-cell>
        </table:table-row>
        <table:table-row table:style-name="ro1">
          <table:table-cell office:value-type="string">
            <text:p>Lipo-Bolic - 100 caps </text:p>
          </table:table-cell>
          <table:table-cell office:value-type="string">
            <text:p>£38.76</text:p>
          </table:table-cell>
        </table:table-row>
        <table:table-row table:style-name="ro1">
          <table:table-cell office:value-type="string">
            <text:p>Magnesium Complex - 100 caps </text:p>
          </table:table-cell>
          <table:table-cell office:value-type="string">
            <text:p>£7.08</text:p>
          </table:table-cell>
        </table:table-row>
        <table:table-row table:style-name="ro1">
          <table:table-cell office:value-type="string">
            <text:p>Magnum 8000, Banana Cream - 10... </text:p>
          </table:table-cell>
          <table:table-cell office:value-type="string">
            <text:p>£13.99</text:p>
          </table:table-cell>
        </table:table-row>
        <table:table-row table:style-name="ro1">
          <table:table-cell office:value-type="string">
            <text:p>Mega Tribu-X - 60 caps </text:p>
          </table:table-cell>
          <table:table-cell office:value-type="string">
            <text:p>£23.81</text:p>
          </table:table-cell>
        </table:table-row>
        <table:table-row table:style-name="ro1">
          <table:table-cell office:value-type="string">
            <text:p>Men's Extreme Sports Multi - 1... </text:p>
          </table:table-cell>
          <table:table-cell office:value-type="string">
            <text:p>£24.63</text:p>
          </table:table-cell>
        </table:table-row>
        <table:table-row table:style-name="ro1">
          <table:table-cell office:value-type="string">
            <text:p>Methyl Arimatest - 120 caps + ... </text:p>
          </table:table-cell>
          <table:table-cell office:value-type="string">
            <text:p>£43.98</text:p>
          </table:table-cell>
        </table:table-row>
        <table:table-row table:style-name="ro2">
          <table:table-cell office:value-type="string">
            <text:p>Mutant Test - 180 caps </text:p>
          </table:table-cell>
          <table:table-cell office:value-type="string">
            <text:p>£29.74</text:p>
          </table:table-cell>
        </table:table-row>
        <table:table-row table:style-name="ro1">
          <table:table-cell office:value-type="string">
            <text:p>MYO-BLITZ, Watermelon Rage - 2... </text:p>
          </table:table-cell>
          <table:table-cell office:value-type="string">
            <text:p>£29.95</text:p>
          </table:table-cell>
        </table:table-row>
        <table:table-row table:style-name="ro1">
          <table:table-cell office:value-type="string">
            <text:p>MyoMax, French Vanilla - 1320 ... </text:p>
          </table:table-cell>
          <table:table-cell office:value-type="string">
            <text:p>£34.33</text:p>
          </table:table-cell>
        </table:table-row>
        <table:table-row table:style-name="ro1">
          <table:table-cell office:value-type="string">
            <text:p>Myotest - 90 caps </text:p>
          </table:table-cell>
          <table:table-cell office:value-type="string">
            <text:p>£24.68</text:p>
          </table:table-cell>
        </table:table-row>
        <table:table-row table:style-name="ro2">
          <table:table-cell office:value-type="string">
            <text:p>N-Force - 60 caps </text:p>
          </table:table-cell>
          <table:table-cell office:value-type="string">
            <text:p>£33.94</text:p>
          </table:table-cell>
        </table:table-row>
        <table:table-row table:style-name="ro1">
          <table:table-cell office:value-type="string">
            <text:p>NAG, Fruit Tart - 246 grams </text:p>
          </table:table-cell>
          <table:table-cell office:value-type="string">
            <text:p>£14.61</text:p>
          </table:table-cell>
        </table:table-row>
        <table:table-row table:style-name="ro1">
          <table:table-cell office:value-type="string">
            <text:p>Natural Sterol Caps - 120 caps </text:p>
          </table:table-cell>
          <table:table-cell office:value-type="string">
            <text:p>£17.76</text:p>
          </table:table-cell>
        </table:table-row>
        <table:table-row table:style-name="ro1">
          <table:table-cell office:value-type="string">
            <text:p>Natural T, Anabolic Potentiato... </text:p>
          </table:table-cell>
          <table:table-cell office:value-type="string">
            <text:p>£32.44</text:p>
          </table:table-cell>
        </table:table-row>
        <table:table-row table:style-name="ro2">
          <table:table-cell office:value-type="string">
            <text:p>NMDA - 90 caps </text:p>
          </table:table-cell>
          <table:table-cell office:value-type="string">
            <text:p>£34.99</text:p>
          </table:table-cell>
        </table:table-row>
        <table:table-row table:style-name="ro1">
          <table:table-cell office:value-type="string">
            <text:p>Nolvadren XT - 56 caps </text:p>
          </table:table-cell>
          <table:table-cell office:value-type="string">
            <text:p>£32.57</text:p>
          </table:table-cell>
        </table:table-row>
        <table:table-row table:style-name="ro1">
          <table:table-cell office:value-type="string">
            <text:p>Novatest - 60 tablets </text:p>
          </table:table-cell>
          <table:table-cell office:value-type="string">
            <text:p>£37.18</text:p>
          </table:table-cell>
        </table:table-row>
        <table:table-row table:style-name="ro1">
          <table:table-cell office:value-type="string">
            <text:p>Nox Pump, Fruit Punch - 30 Sac... </text:p>
          </table:table-cell>
          <table:table-cell office:value-type="string">
            <text:p>£29.45</text:p>
          </table:table-cell>
        </table:table-row>
        <table:table-row table:style-name="ro1">
          <table:table-cell office:value-type="string">
            <text:p>Nox Pump, Fruit Punch - 450 gr... </text:p>
          </table:table-cell>
          <table:table-cell office:value-type="string">
            <text:p>£26.75</text:p>
          </table:table-cell>
        </table:table-row>
        <table:table-row table:style-name="ro1">
          <table:table-cell office:value-type="string">
            <text:p>Noxitropin PM, Fruit Punch - 2... </text:p>
          </table:table-cell>
          <table:table-cell office:value-type="string">
            <text:p>£31.56</text:p>
          </table:table-cell>
        </table:table-row>
        <table:table-row table:style-name="ro1">
          <table:table-cell office:value-type="string">
            <text:p>Opti T - 100 caps </text:p>
          </table:table-cell>
          <table:table-cell office:value-type="string">
            <text:p>£17.49</text:p>
          </table:table-cell>
        </table:table-row>
        <table:table-row table:style-name="ro1">
          <table:table-cell office:value-type="string">
            <text:p>Origin, Cherry Bomb - 300 gram... </text:p>
          </table:table-cell>
          <table:table-cell office:value-type="string">
            <text:p>£29.99</text:p>
          </table:table-cell>
        </table:table-row>
        <table:table-row table:style-name="ro1">
          <table:table-cell office:value-type="string">
            <text:p>Peptide Glutamine 1000 - 160 c... </text:p>
          </table:table-cell>
          <table:table-cell office:value-type="string">
            <text:p>£17.99</text:p>
          </table:table-cell>
        </table:table-row>
        <table:table-row table:style-name="ro1">
          <table:table-cell office:value-type="string">
            <text:p>Peptide Glutamine 1000 - 320 c... </text:p>
          </table:table-cell>
          <table:table-cell office:value-type="string">
            <text:p>£24.99</text:p>
          </table:table-cell>
        </table:table-row>
        <table:table-row table:style-name="ro1">
          <table:table-cell office:value-type="string">
            <text:p>Peptide Glutamine, Powder - 20... </text:p>
          </table:table-cell>
          <table:table-cell office:value-type="string">
            <text:p>£14.99</text:p>
          </table:table-cell>
        </table:table-row>
        <table:table-row table:style-name="ro1">
          <table:table-cell office:value-type="string">
            <text:p>Peptide Glutamine, Powder - 40... </text:p>
          </table:table-cell>
          <table:table-cell office:value-type="string">
            <text:p>£27.99</text:p>
          </table:table-cell>
        </table:table-row>
        <table:table-row table:style-name="ro1">
          <table:table-cell office:value-type="string">
            <text:p>Power Glutamine - 454 grams </text:p>
          </table:table-cell>
          <table:table-cell office:value-type="string">
            <text:p>£24.05</text:p>
          </table:table-cell>
        </table:table-row>
        <table:table-row table:style-name="ro1">
          <table:table-cell office:value-type="string">
            <text:p>PowerFULL - 90 caps </text:p>
          </table:table-cell>
          <table:table-cell office:value-type="string">
            <text:p>£27.99</text:p>
          </table:table-cell>
        </table:table-row>
        <table:table-row table:style-name="ro1">
          <table:table-cell office:value-type="string">
            <text:p>Primocarb, Unflavored - 1176 g... </text:p>
          </table:table-cell>
          <table:table-cell office:value-type="string">
            <text:p>£26.44</text:p>
          </table:table-cell>
        </table:table-row>
        <table:table-row table:style-name="ro1">
          <table:table-cell office:value-type="string">
            <text:p>Pro Mix, Strawberry - 7000 gra... </text:p>
          </table:table-cell>
          <table:table-cell office:value-type="string">
            <text:p>£87.96</text:p>
          </table:table-cell>
        </table:table-row>
        <table:table-row table:style-name="ro1">
          <table:table-cell office:value-type="string">
            <text:p>Pro Mix, Vanilla - 7000 grams </text:p>
          </table:table-cell>
          <table:table-cell office:value-type="string">
            <text:p>£87.96</text:p>
          </table:table-cell>
        </table:table-row>
        <table:table-row table:style-name="ro1">
          <table:table-cell office:value-type="string">
            <text:p>Pro-Anabol - 60 caps </text:p>
          </table:table-cell>
          <table:table-cell office:value-type="string">
            <text:p>£29.96</text:p>
          </table:table-cell>
        </table:table-row>
        <table:table-row table:style-name="ro1">
          <table:table-cell office:value-type="string">
            <text:p>Pro-Antium, Double Chocolate C... </text:p>
          </table:table-cell>
          <table:table-cell office:value-type="string">
            <text:p>£42.94</text:p>
          </table:table-cell>
        </table:table-row>
        <table:table-row table:style-name="ro1">
          <table:table-cell office:value-type="string">
            <text:p>Pro-Antium, Strawberry Shortca... </text:p>
          </table:table-cell>
          <table:table-cell office:value-type="string">
            <text:p>£42.94</text:p>
          </table:table-cell>
        </table:table-row>
        <table:table-row table:style-name="ro1">
          <table:table-cell office:value-type="string">
            <text:p>Pro-Antium, Vanilla Wafer Cris... </text:p>
          </table:table-cell>
          <table:table-cell office:value-type="string">
            <text:p>£42.94</text:p>
          </table:table-cell>
        </table:table-row>
        <table:table-row table:style-name="ro1">
          <table:table-cell office:value-type="string">
            <text:p>Propadrol EP - 120 caps </text:p>
          </table:table-cell>
          <table:table-cell office:value-type="string">
            <text:p>£32.53</text:p>
          </table:table-cell>
        </table:table-row>
        <table:table-row table:style-name="ro1">
          <table:table-cell office:value-type="string">
            <text:p>Pure Diet, Cheeky Choc - 905 g... </text:p>
          </table:table-cell>
          <table:table-cell office:value-type="string">
            <text:p>£25.99</text:p>
          </table:table-cell>
        </table:table-row>
        <table:table-row table:style-name="ro2">
          <table:table-cell office:value-type="string">
            <text:p>Pure Test - 120 caps </text:p>
          </table:table-cell>
          <table:table-cell office:value-type="string">
            <text:p>£17.54</text:p>
          </table:table-cell>
        </table:table-row>
        <table:table-row table:style-name="ro1">
          <table:table-cell office:value-type="string">
            <text:p>R-ALA Complex, 150mg - 60 caps </text:p>
          </table:table-cell>
          <table:table-cell office:value-type="string">
            <text:p>£17.98</text:p>
          </table:table-cell>
        </table:table-row>
        <table:table-row table:style-name="ro1">
          <table:table-cell office:value-type="string">
            <text:p>Ravenous - 180 caps </text:p>
          </table:table-cell>
          <table:table-cell office:value-type="string">
            <text:p>£25.45</text:p>
          </table:table-cell>
        </table:table-row>
        <table:table-row table:style-name="ro1">
          <table:table-cell office:value-type="string">
            <text:p>Rehab Glutamine, Melon - 260 g... </text:p>
          </table:table-cell>
          <table:table-cell office:value-type="string">
            <text:p>£19.57</text:p>
          </table:table-cell>
        </table:table-row>
        <table:table-row table:style-name="ro1">
          <table:table-cell office:value-type="string">
            <text:p>Restored - 60 caps </text:p>
          </table:table-cell>
          <table:table-cell office:value-type="string">
            <text:p>£29.57</text:p>
          </table:table-cell>
        </table:table-row>
        <table:table-row table:style-name="ro1">
          <table:table-cell office:value-type="string">
            <text:p>Reversitol V2 - 84 caps </text:p>
          </table:table-cell>
          <table:table-cell office:value-type="string">
            <text:p>£30.97</text:p>
          </table:table-cell>
        </table:table-row>
        <table:table-row table:style-name="ro1">
          <table:table-cell office:value-type="string">
            <text:p>Ripped Fast - 120 caps </text:p>
          </table:table-cell>
          <table:table-cell office:value-type="string">
            <text:p>£13.99</text:p>
          </table:table-cell>
        </table:table-row>
        <table:table-row table:style-name="ro1">
          <table:table-cell office:value-type="string">
            <text:p>Ripped Fuel - 200 tablets </text:p>
          </table:table-cell>
          <table:table-cell office:value-type="string">
            <text:p>£30.92</text:p>
          </table:table-cell>
        </table:table-row>
        <table:table-row table:style-name="ro1">
          <table:table-cell office:value-type="string">
            <text:p>Ripped Fuel 5X - 40 tablets </text:p>
          </table:table-cell>
          <table:table-cell office:value-type="string">
            <text:p>£18.57</text:p>
          </table:table-cell>
        </table:table-row>
        <table:table-row table:style-name="ro1">
          <table:table-cell office:value-type="string">
            <text:p>Sea Nourishment, Cran-Raspberr... </text:p>
          </table:table-cell>
          <table:table-cell office:value-type="string">
            <text:p>£26.48</text:p>
          </table:table-cell>
        </table:table-row>
        <table:table-row table:style-name="ro1">
          <table:table-cell office:value-type="string">
            <text:p>Secretagogue One, Lemon Ice - ... </text:p>
          </table:table-cell>
          <table:table-cell office:value-type="string">
            <text:p>£39.78</text:p>
          </table:table-cell>
        </table:table-row>
        <table:table-row table:style-name="ro1">
          <table:table-cell office:value-type="string">
            <text:p>Secretagogue One, Orange - 30 ... </text:p>
          </table:table-cell>
          <table:table-cell office:value-type="string">
            <text:p>£39.78</text:p>
          </table:table-cell>
        </table:table-row>
        <table:table-row table:style-name="ro1">
          <table:table-cell office:value-type="string">
            <text:p>Shark Cartilage - 75 caps </text:p>
          </table:table-cell>
          <table:table-cell office:value-type="string">
            <text:p>£11.95</text:p>
          </table:table-cell>
        </table:table-row>
        <table:table-row table:style-name="ro1">
          <table:table-cell office:value-type="string">
            <text:p>Shark Cartilage, 750mg - 100 c... </text:p>
          </table:table-cell>
          <table:table-cell office:value-type="string">
            <text:p>£11.21</text:p>
          </table:table-cell>
        </table:table-row>
        <table:table-row table:style-name="ro1">
          <table:table-cell office:value-type="string">
            <text:p>Stack Force - 100 caps </text:p>
          </table:table-cell>
          <table:table-cell office:value-type="string">
            <text:p>£19.93</text:p>
          </table:table-cell>
        </table:table-row>
        <table:table-row table:style-name="ro2">
          <table:table-cell office:value-type="string">
            <text:p>Super Test - 180 caps </text:p>
          </table:table-cell>
          <table:table-cell office:value-type="string">
            <text:p>£39.95</text:p>
          </table:table-cell>
        </table:table-row>
        <table:table-row table:style-name="ro1">
          <table:table-cell office:value-type="string">
            <text:p>Super Test Powder, Ice-T - 360... </text:p>
          </table:table-cell>
          <table:table-cell office:value-type="string">
            <text:p>£39.95</text:p>
          </table:table-cell>
        </table:table-row>
        <table:table-row table:style-name="ro1">
          <table:table-cell office:value-type="string">
            <text:p>T-Bomb II - 168 tablets </text:p>
          </table:table-cell>
          <table:table-cell office:value-type="string">
            <text:p>£39.95</text:p>
          </table:table-cell>
        </table:table-row>
        <table:table-row table:style-name="ro2">
          <table:table-cell office:value-type="string">
            <text:p>T-Up Black - 150 caps </text:p>
          </table:table-cell>
          <table:table-cell office:value-type="string">
            <text:p>£32.71</text:p>
          </table:table-cell>
        </table:table-row>
        <table:table-row table:style-name="ro2">
          <table:table-cell office:value-type="string">
            <text:p>T-X - 90 caps </text:p>
          </table:table-cell>
          <table:table-cell office:value-type="string">
            <text:p>£24.53</text:p>
          </table:table-cell>
        </table:table-row>
        <table:table-row table:style-name="ro2">
          <table:table-cell office:value-type="string">
            <text:p>T-X3 - 180 caps </text:p>
          </table:table-cell>
          <table:table-cell office:value-type="string">
            <text:p>£33.56</text:p>
          </table:table-cell>
        </table:table-row>
        <table:table-row table:style-name="ro1">
          <table:table-cell office:value-type="string">
            <text:p>T.A.G., Fruit Punch - 400 gram... </text:p>
          </table:table-cell>
          <table:table-cell office:value-type="string">
            <text:p>£20.34</text:p>
          </table:table-cell>
        </table:table-row>
        <table:table-row table:style-name="ro1">
          <table:table-cell office:value-type="string">
            <text:p>T.A.G., Unflavored - 400 grams </text:p>
          </table:table-cell>
          <table:table-cell office:value-type="string">
            <text:p>£20.34</text:p>
          </table:table-cell>
        </table:table-row>
        <table:table-row table:style-name="ro2">
          <table:table-cell office:value-type="string">
            <text:p>T3 - 180 caps </text:p>
          </table:table-cell>
          <table:table-cell office:value-type="string">
            <text:p>£16.58</text:p>
          </table:table-cell>
        </table:table-row>
        <table:table-row table:style-name="ro2">
          <table:table-cell office:value-type="string">
            <text:p>T3 - 90 caps </text:p>
          </table:table-cell>
          <table:table-cell office:value-type="string">
            <text:p>£10.65</text:p>
          </table:table-cell>
        </table:table-row>
        <table:table-row table:style-name="ro1">
          <table:table-cell office:value-type="string">
            <text:p>Test Charge (plus Free 30-Day ... </text:p>
          </table:table-cell>
          <table:table-cell office:value-type="string">
            <text:p>£39.67</text:p>
          </table:table-cell>
        </table:table-row>
        <table:table-row table:style-name="ro2">
          <table:table-cell office:value-type="string">
            <text:p>Test Drive - 120 caps </text:p>
          </table:table-cell>
          <table:table-cell office:value-type="string">
            <text:p>£34.66</text:p>
          </table:table-cell>
        </table:table-row>
        <table:table-row table:style-name="ro1">
          <table:table-cell office:value-type="string">
            <text:p>Test Force 2 - 182 grams </text:p>
          </table:table-cell>
          <table:table-cell office:value-type="string">
            <text:p>£28.67</text:p>
          </table:table-cell>
        </table:table-row>
        <table:table-row table:style-name="ro2">
          <table:table-cell office:value-type="string">
            <text:p>Test Freak - 120 caps </text:p>
          </table:table-cell>
          <table:table-cell office:value-type="string">
            <text:p>£37.54</text:p>
          </table:table-cell>
        </table:table-row>
        <table:table-row table:style-name="ro2">
          <table:table-cell office:value-type="string">
            <text:p>Test Peak - 168 caps </text:p>
          </table:table-cell>
          <table:table-cell office:value-type="string">
            <text:p>£43.85</text:p>
          </table:table-cell>
        </table:table-row>
        <table:table-row table:style-name="ro2">
          <table:table-cell office:value-type="string">
            <text:p>Test Peak - 90 caps </text:p>
          </table:table-cell>
          <table:table-cell office:value-type="string">
            <text:p>£23.66</text:p>
          </table:table-cell>
        </table:table-row>
        <table:table-row table:style-name="ro2">
          <table:table-cell office:value-type="string">
            <text:p>Test-HP - 90 caps </text:p>
          </table:table-cell>
          <table:table-cell office:value-type="string">
            <text:p>£32.52</text:p>
          </table:table-cell>
        </table:table-row>
        <table:table-row table:style-name="ro2">
          <table:table-cell office:value-type="string">
            <text:p>Test7 PCT - 28 caps </text:p>
          </table:table-cell>
          <table:table-cell office:value-type="string">
            <text:p>£34.26</text:p>
          </table:table-cell>
        </table:table-row>
        <table:table-row table:style-name="ro1">
          <table:table-cell office:value-type="string">
            <text:p>Test7 PCT + Carbon Stack - 28 ... </text:p>
          </table:table-cell>
          <table:table-cell office:value-type="string">
            <text:p>£58.76</text:p>
          </table:table-cell>
        </table:table-row>
        <table:table-row table:style-name="ro1">
          <table:table-cell office:value-type="string">
            <text:p>Testalensis 100 - 75 caps </text:p>
          </table:table-cell>
          <table:table-cell office:value-type="string">
            <text:p>£32.56</text:p>
          </table:table-cell>
        </table:table-row>
        <table:table-row table:style-name="ro1">
          <table:table-cell office:value-type="string">
            <text:p>TestCore - 90 caps </text:p>
          </table:table-cell>
          <table:table-cell office:value-type="string">
            <text:p>£23.95</text:p>
          </table:table-cell>
        </table:table-row>
        <table:table-row table:style-name="ro1">
          <table:table-cell office:value-type="string">
            <text:p>Tested Boost - 120 caps </text:p>
          </table:table-cell>
          <table:table-cell office:value-type="string">
            <text:p>£29.97</text:p>
          </table:table-cell>
        </table:table-row>
        <table:table-row table:style-name="ro1">
          <table:table-cell office:value-type="string">
            <text:p>Testify - 160 caps </text:p>
          </table:table-cell>
          <table:table-cell office:value-type="string">
            <text:p>£25.36</text:p>
          </table:table-cell>
        </table:table-row>
        <table:table-row table:style-name="ro1">
          <table:table-cell office:value-type="string">
            <text:p>Testo Hardcore - 90 caps </text:p>
          </table:table-cell>
          <table:table-cell office:value-type="string">
            <text:p>£12.52</text:p>
          </table:table-cell>
        </table:table-row>
        <table:table-row table:style-name="ro1">
          <table:table-cell office:value-type="string">
            <text:p>Testo X Pack, Anabolic Hormone... </text:p>
          </table:table-cell>
          <table:table-cell office:value-type="string">
            <text:p>£54.99</text:p>
          </table:table-cell>
        </table:table-row>
        <table:table-row table:style-name="ro1">
          <table:table-cell office:value-type="string">
            <text:p>Testo X Pack, Anabolic Hormone... </text:p>
          </table:table-cell>
          <table:table-cell office:value-type="string">
            <text:p>£32.99</text:p>
          </table:table-cell>
        </table:table-row>
        <table:table-row table:style-name="ro1">
          <table:table-cell office:value-type="string">
            <text:p>TestoFreak - 60 caps </text:p>
          </table:table-cell>
          <table:table-cell office:value-type="string">
            <text:p>£22.34</text:p>
          </table:table-cell>
        </table:table-row>
        <table:table-row table:style-name="ro1">
          <table:table-cell office:value-type="string">
            <text:p>TestoFx Loaded - 90 caps </text:p>
          </table:table-cell>
          <table:table-cell office:value-type="string">
            <text:p>£42.51</text:p>
          </table:table-cell>
        </table:table-row>
        <table:table-row table:style-name="ro1">
          <table:table-cell office:value-type="string">
            <text:p>Testogen-XR , Orange Creamsicl... </text:p>
          </table:table-cell>
          <table:table-cell office:value-type="string">
            <text:p>£40.96</text:p>
          </table:table-cell>
        </table:table-row>
        <table:table-row table:style-name="ro1">
          <table:table-cell office:value-type="string">
            <text:p>Testogen-XR , Tropical Berry -... </text:p>
          </table:table-cell>
          <table:table-cell office:value-type="string">
            <text:p>£40.96</text:p>
          </table:table-cell>
        </table:table-row>
        <table:table-row table:style-name="ro1">
          <table:table-cell office:value-type="string">
            <text:p>TestoPRO - 120 caps </text:p>
          </table:table-cell>
          <table:table-cell office:value-type="string">
            <text:p>£32.94</text:p>
          </table:table-cell>
        </table:table-row>
        <table:table-row table:style-name="ro1">
          <table:table-cell office:value-type="string">
            <text:p>Testradex - 60 caps </text:p>
          </table:table-cell>
          <table:table-cell office:value-type="string">
            <text:p>£26.57</text:p>
          </table:table-cell>
        </table:table-row>
        <table:table-row table:style-name="ro1">
          <table:table-cell office:value-type="string">
            <text:p>Thermadrene - 60 caps (expires... </text:p>
          </table:table-cell>
          <table:table-cell office:value-type="string">
            <text:p>£6.99</text:p>
          </table:table-cell>
        </table:table-row>
        <table:table-row table:style-name="ro1">
          <table:table-cell office:value-type="string">
            <text:p>Thermo Green Tea - 90 caps </text:p>
          </table:table-cell>
          <table:table-cell office:value-type="string">
            <text:p>£12.82</text:p>
          </table:table-cell>
        </table:table-row>
        <table:table-row table:style-name="ro1">
          <table:table-cell office:value-type="string">
            <text:p>Thermofuse - 90 caps </text:p>
          </table:table-cell>
          <table:table-cell office:value-type="string">
            <text:p>£22.99</text:p>
          </table:table-cell>
        </table:table-row>
        <table:table-row table:style-name="ro1">
          <table:table-cell office:value-type="string">
            <text:p>Thyroid T3 - 180 caps </text:p>
          </table:table-cell>
          <table:table-cell office:value-type="string">
            <text:p>£21.54</text:p>
          </table:table-cell>
        </table:table-row>
        <table:table-row table:style-name="ro1">
          <table:table-cell office:value-type="string">
            <text:p>Tone - 60 caps </text:p>
          </table:table-cell>
          <table:table-cell office:value-type="string">
            <text:p>£15.68</text:p>
          </table:table-cell>
        </table:table-row>
        <table:table-row table:style-name="ro1">
          <table:table-cell office:value-type="string">
            <text:p>Trib X90, 750mg - 90 caps </text:p>
          </table:table-cell>
          <table:table-cell office:value-type="string">
            <text:p>£21.98</text:p>
          </table:table-cell>
        </table:table-row>
        <table:table-row table:style-name="ro1">
          <table:table-cell office:value-type="string">
            <text:p>Trib-650 - 100 caps (expires: ... </text:p>
          </table:table-cell>
          <table:table-cell office:value-type="string">
            <text:p>£5.99</text:p>
          </table:table-cell>
        </table:table-row>
        <table:table-row table:style-name="ro1">
          <table:table-cell office:value-type="string">
            <text:p>Tribex - 74 tablets </text:p>
          </table:table-cell>
          <table:table-cell office:value-type="string">
            <text:p>£37.22</text:p>
          </table:table-cell>
        </table:table-row>
        <table:table-row table:style-name="ro1">
          <table:table-cell office:value-type="string">
            <text:p>Tribu 2000 - 70 tablets </text:p>
          </table:table-cell>
          <table:table-cell office:value-type="string">
            <text:p>£27.86</text:p>
          </table:table-cell>
        </table:table-row>
        <table:table-row table:style-name="ro1">
          <table:table-cell office:value-type="string">
            <text:p>Tribu-X - 90 caps </text:p>
          </table:table-cell>
          <table:table-cell office:value-type="string">
            <text:p>£20.25</text:p>
          </table:table-cell>
        </table:table-row>
        <table:table-row table:style-name="ro1">
          <table:table-cell office:value-type="string">
            <text:p>Tribuloid - 60 caps </text:p>
          </table:table-cell>
          <table:table-cell office:value-type="string">
            <text:p>£23.56</text:p>
          </table:table-cell>
        </table:table-row>
        <table:table-row table:style-name="ro1">
          <table:table-cell office:value-type="string">
            <text:p>TriBulon - 120 caps </text:p>
          </table:table-cell>
          <table:table-cell office:value-type="string">
            <text:p>£19.99</text:p>
          </table:table-cell>
        </table:table-row>
        <table:table-row table:style-name="ro1">
          <table:table-cell office:value-type="string">
            <text:p>TriBulon - 60 caps </text:p>
          </table:table-cell>
          <table:table-cell office:value-type="string">
            <text:p>£12.99</text:p>
          </table:table-cell>
        </table:table-row>
        <table:table-row table:style-name="ro1">
          <table:table-cell office:value-type="string">
            <text:p>TriBulon Black - 120 caps </text:p>
          </table:table-cell>
          <table:table-cell office:value-type="string">
            <text:p>£29.99</text:p>
          </table:table-cell>
        </table:table-row>
        <table:table-row table:style-name="ro1">
          <table:table-cell office:value-type="string">
            <text:p>Tribulus 2400 - 90 caps </text:p>
          </table:table-cell>
          <table:table-cell office:value-type="string">
            <text:p>£10.97</text:p>
          </table:table-cell>
        </table:table-row>
        <table:table-row table:style-name="ro1">
          <table:table-cell office:value-type="string">
            <text:p>Tribulus 625 - 100 caps </text:p>
          </table:table-cell>
          <table:table-cell office:value-type="string">
            <text:p>£13.45</text:p>
          </table:table-cell>
        </table:table-row>
        <table:table-row table:style-name="ro1">
          <table:table-cell office:value-type="string">
            <text:p>Tribulus 750 - 90 caps </text:p>
          </table:table-cell>
          <table:table-cell office:value-type="string">
            <text:p>£14.99</text:p>
          </table:table-cell>
        </table:table-row>
        <table:table-row table:style-name="ro1">
          <table:table-cell office:value-type="string">
            <text:p>Tribulus Fuel - 100 caps </text:p>
          </table:table-cell>
          <table:table-cell office:value-type="string">
            <text:p>£16.25</text:p>
          </table:table-cell>
        </table:table-row>
        <table:table-row table:style-name="ro1">
          <table:table-cell office:value-type="string">
            <text:p>Tribulus Pro - 100 caps </text:p>
          </table:table-cell>
          <table:table-cell office:value-type="string">
            <text:p>£12.98</text:p>
          </table:table-cell>
        </table:table-row>
        <table:table-row table:style-name="ro1">
          <table:table-cell office:value-type="string">
            <text:p>Tribulus Terrestris, 625 mg - ... </text:p>
          </table:table-cell>
          <table:table-cell office:value-type="string">
            <text:p>£12.99</text:p>
          </table:table-cell>
        </table:table-row>
        <table:table-row table:style-name="ro1">
          <table:table-cell office:value-type="string">
            <text:p>Tribusteron 60 - 120 caps </text:p>
          </table:table-cell>
          <table:table-cell office:value-type="string">
            <text:p>£14.38</text:p>
          </table:table-cell>
        </table:table-row>
        <table:table-row table:style-name="ro1">
          <table:table-cell office:value-type="string">
            <text:p>Tribusteron 90 - 120 caps </text:p>
          </table:table-cell>
          <table:table-cell office:value-type="string">
            <text:p>£17.95</text:p>
          </table:table-cell>
        </table:table-row>
        <table:table-row table:style-name="ro1">
          <table:table-cell office:value-type="string">
            <text:p>Tribuvar 1000 - 90 tablets </text:p>
          </table:table-cell>
          <table:table-cell office:value-type="string">
            <text:p>£11.98</text:p>
          </table:table-cell>
        </table:table-row>
        <table:table-row table:style-name="ro1">
          <table:table-cell office:value-type="string">
            <text:p>Tropinol XP - 100 caps </text:p>
          </table:table-cell>
          <table:table-cell office:value-type="string">
            <text:p>£32.75</text:p>
          </table:table-cell>
        </table:table-row>
        <table:table-row table:style-name="ro1">
          <table:table-cell office:value-type="string">
            <text:p>Urso-X - 180 caps </text:p>
          </table:table-cell>
          <table:table-cell office:value-type="string">
            <text:p>£20.57</text:p>
          </table:table-cell>
        </table:table-row>
        <table:table-row table:style-name="ro1">
          <table:table-cell office:value-type="string">
            <text:p>Vegan Protein Plus, Apple Cinn... </text:p>
          </table:table-cell>
          <table:table-cell office:value-type="string">
            <text:p>£26.53</text:p>
          </table:table-cell>
        </table:table-row>
        <table:table-row table:style-name="ro1">
          <table:table-cell office:value-type="string">
            <text:p>Vegan Protein Plus, Cheeky Cho... </text:p>
          </table:table-cell>
          <table:table-cell office:value-type="string">
            <text:p>£26.53</text:p>
          </table:table-cell>
        </table:table-row>
        <table:table-row table:style-name="ro1">
          <table:table-cell office:value-type="string">
            <text:p>Vegan1 Nature's Protein Shake,... </text:p>
          </table:table-cell>
          <table:table-cell office:value-type="string">
            <text:p>£21.91</text:p>
          </table:table-cell>
        </table:table-row>
        <table:table-row table:style-name="ro1">
          <table:table-cell office:value-type="string">
            <text:p>Vita-Genix Men Sport AM/PM Mon... </text:p>
          </table:table-cell>
          <table:table-cell office:value-type="string">
            <text:p>£12.35</text:p>
          </table:table-cell>
        </table:table-row>
        <table:table-row table:style-name="ro1">
          <table:table-cell office:value-type="string">
            <text:p>Vitrix - 180 liqui-caps </text:p>
          </table:table-cell>
          <table:table-cell office:value-type="string">
            <text:p>£39.93</text:p>
          </table:table-cell>
        </table:table-row>
        <table:table-row table:style-name="ro1">
          <table:table-cell office:value-type="string">
            <text:p>Vitrix - 90 liqui-caps </text:p>
          </table:table-cell>
          <table:table-cell office:value-type="string">
            <text:p>£28.51</text:p>
          </table:table-cell>
        </table:table-row>
        <table:table-row table:style-name="ro1">
          <table:table-cell office:value-type="string">
            <text:p>Waxy Maize - Carbs, Unflavoure... </text:p>
          </table:table-cell>
          <table:table-cell office:value-type="string">
            <text:p>£28.54</text:p>
          </table:table-cell>
        </table:table-row>
        <table:table-row table:style-name="ro1">
          <table:table-cell office:value-type="string">
            <text:p>We Live This Tank, White - X-L... </text:p>
          </table:table-cell>
          <table:table-cell office:value-type="string">
            <text:p>£18.99</text:p>
          </table:table-cell>
        </table:table-row>
        <table:table-row table:style-name="ro1">
          <table:table-cell office:value-type="string">
            <text:p>Whey2Fit, Fruity Beauty - 905 ... </text:p>
          </table:table-cell>
          <table:table-cell office:value-type="string">
            <text:p>£27.59</text:p>
          </table:table-cell>
        </table:table-row>
        <table:table-row table:style-name="ro1">
          <table:table-cell office:value-type="string">
            <text:p>Wobenzym N - 200 tablets </text:p>
          </table:table-cell>
          <table:table-cell office:value-type="string">
            <text:p>£32.52</text:p>
          </table:table-cell>
        </table:table-row>
        <table:table-row table:style-name="ro1">
          <table:table-cell office:value-type="string">
            <text:p>Women's Miss MusclePharm Tank ... </text:p>
          </table:table-cell>
          <table:table-cell office:value-type="string">
            <text:p>£12.55</text:p>
          </table:table-cell>
        </table:table-row>
        <table:table-row table:style-name="ro1">
          <table:table-cell office:value-type="string">
            <text:p>Women's Yoga Pants, Black - Sm... </text:p>
          </table:table-cell>
          <table:table-cell office:value-type="string">
            <text:p>£31.88</text:p>
          </table:table-cell>
        </table:table-row>
        <table:table-row table:style-name="ro1">
          <table:table-cell office:value-type="string">
            <text:p>WOW! Protein Bar, Apricot Yogh... </text:p>
          </table:table-cell>
          <table:table-cell office:value-type="string">
            <text:p>£18.94</text:p>
          </table:table-cell>
        </table:table-row>
        <table:table-row table:style-name="ro1">
          <table:table-cell office:value-type="string">
            <text:p>WOW! Protein Bar, Coconut Yogh... </text:p>
          </table:table-cell>
          <table:table-cell office:value-type="string">
            <text:p>£18.94</text:p>
          </table:table-cell>
        </table:table-row>
        <table:table-row table:style-name="ro1">
          <table:table-cell office:value-type="string">
            <text:p>WOW! Protein Dessert, Chocolat... </text:p>
          </table:table-cell>
          <table:table-cell office:value-type="string">
            <text:p>£12.98</text:p>
          </table:table-cell>
        </table:table-row>
        <table:table-row table:style-name="ro1">
          <table:table-cell office:value-type="string">
            <text:p>WOW! Protein Dessert, Strawber... </text:p>
          </table:table-cell>
          <table:table-cell office:value-type="string">
            <text:p>£12.98</text:p>
          </table:table-cell>
        </table:table-row>
        <table:table-row table:style-name="ro1">
          <table:table-cell office:value-type="string">
            <text:p>Xedra-Cut XT - 100 caps </text:p>
          </table:table-cell>
          <table:table-cell office:value-type="string">
            <text:p>£18.92</text:p>
          </table:table-cell>
        </table:table-row>
        <table:table-row table:style-name="ro1">
          <table:table-cell office:value-type="string">
            <text:p>Xedra-Cut XT - 200 caps </text:p>
          </table:table-cell>
          <table:table-cell office:value-type="string">
            <text:p>£26.88</text:p>
          </table:table-cell>
        </table:table-row>
        <table:table-row table:style-name="ro1">
          <table:table-cell office:value-type="string">
            <text:p>Xtreme Test Stack - 120 caps </text:p>
          </table:table-cell>
          <table:table-cell office:value-type="string">
            <text:p>£27.52</text:p>
          </table:table-cell>
        </table:table-row>
        <table:table-row table:style-name="ro2">
          <table:table-cell office:value-type="string">
            <text:p>Z-Core PM - 60 caps </text:p>
          </table:table-cell>
          <table:table-cell office:value-type="string">
            <text:p>£16.45</text:p>
          </table:table-cell>
        </table:table-row>
        <table:table-row table:style-name="ro2">
          <table:table-cell office:value-type="string">
            <text:p>ZMA - 90 caps </text:p>
          </table:table-cell>
          <table:table-cell office:value-type="string">
            <text:p>£14.74</text:p>
          </table:table-cell>
        </table:table-row>
        <table:table-row table:style-name="ro2">
          <table:table-cell office:value-type="string">
            <text:p>ZMA - 90 caps </text:p>
          </table:table-cell>
          <table:table-cell office:value-type="string">
            <text:p>£10.83</text:p>
          </table:table-cell>
        </table:table-row>
        <table:table-row table:style-name="ro2">
          <table:table-cell office:value-type="string">
            <text:p>ZMA - 90 caps </text:p>
          </table:table-cell>
          <table:table-cell office:value-type="string">
            <text:p>£19.67</text:p>
          </table:table-cell>
        </table:table-row>
        <table:table-row table:style-name="ro1">
          <table:table-cell office:value-type="string">
            <text:p>ZMA Orginal - 45 caps </text:p>
          </table:table-cell>
          <table:table-cell office:value-type="string">
            <text:p>£12.49</text:p>
          </table:table-cell>
        </table:table-row>
        <table:table-row table:style-name="ro1">
          <table:table-cell office:value-type="string">
            <text:p>ZMA Orginal - 90 caps </text:p>
          </table:table-cell>
          <table:table-cell office:value-type="string">
            <text:p>£23.99</text:p>
          </table:table-cell>
        </table:table-row>
        <table:table-row table:style-name="ro2">
          <table:table-cell office:value-type="string">
            <text:p>ZMA, Pro Performance Line - 90... </text:p>
          </table:table-cell>
          <table:table-cell office:value-type="string">
            <text:p>£12.79</text:p>
          </table:table-cell>
        </table:table-row>
      </table:table>
      <table:table table:name="Sheet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2">
          <table:table-cell/>
        </table:table-row>
      </table:table>
      <table:database-ranges>
        <table:database-range table:target-range-address="Sheet1.B1:Sheet1.B104854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24">24/03/2014</text:date>, <text:time>09:30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bastian UFO</meta:initial-creator>
    <meta:creation-date>2014-03-24T08:42:45.29</meta:creation-date>
    <dc:date>2014-03-24T09:30:02.09</dc:date>
    <dc:creator>Sebastian UFO</dc:creator>
    <meta:editing-duration>PT47M16S</meta:editing-duration>
    <meta:editing-cycles>3</meta:editing-cycles>
    <meta:generator>OpenOffice.org/3.4.1$Win32 OpenOffice.org_project/341m1$Build-9593</meta:generator>
    <meta:document-statistic meta:table-count="3" meta:cell-count="554" meta:object-count="0"/>
  </office:meta>
</office:document-meta>
</file>